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52938167934979179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1">syntaxe "castage"</text:p>
                    </text:list-item>
                    <text:list-item>
                      <text:p text:style-name="P1">que se passe t-il quand une précision d'une valeut n'est pas prise en compte par le type en laquelle on la cast ?</text:p>
                    </text:list-item>
                    <text:list-item>
                      <text:p text:style-name="P1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1">int a = 3, b = 2;</text:p>
                        </text:list-item>
                        <text:list-item>
                          <text:p text:style-name="P1">double r = a / b;</text:p>
                        </text:list-item>
                        <text:list-item>
                          <text:p text:style-name="P1">marche t-il ? Que donne t-il ?</text:p>
                        </text:list-item>
                        <text:list-item>
                          <text:p text:style-name="P1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1">caster un type primitif en un string</text:p>
                        </text:list-item>
                        <text:list-item>
                          <text:p text:style-name="P1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1">comment formater (espaces) un nombre (de quelque type que ce soit) en java 7 ?</text:p>
                    </text:list-item>
                    <text:list-item>
                      <text:p text:style-name="P1">endroits où interdit de placer des espaces</text:p>
                    </text:list-item>
                    <text:list-item>
                      <text:p text:style-name="P1"><text:soft-page-break/>écrire un nombre hexadécimal / binaire (/ autre ?)</text:p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1T23:37:42</dc:date>
    <dc:creator>yjfjyf jjku</dc:creator>
    <meta:editing-duration>PT4H5M50S</meta:editing-duration>
    <meta:editing-cycles>97</meta:editing-cycles>
    <meta:document-statistic meta:table-count="0" meta:image-count="0" meta:object-count="0" meta:page-count="3" meta:paragraph-count="97" meta:word-count="683" meta:character-count="3742"/>
  </office:meta>
</office:document-meta>
</file>